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fixed"/>
    <style:font-face style:name="Ubuntu" svg:font-family="Ubuntu"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72pt" fo:font-weight="bold" officeooo:rsid="0015caa6" officeooo:paragraph-rsid="0015caa6" style:font-size-asian="63pt" style:font-weight-asian="bold" style:font-size-complex="72pt" style:font-weight-complex="bold"/>
    </style:style>
    <style:style style:name="P2" style:family="paragraph" style:parent-style-name="Standard">
      <style:paragraph-properties fo:text-align="center" style:justify-single-word="false"/>
      <style:text-properties fo:font-size="38pt" fo:font-weight="normal" officeooo:rsid="0015caa6" officeooo:paragraph-rsid="0015caa6" style:font-size-asian="47.25pt" style:font-weight-asian="normal" style:font-size-complex="54pt" style:font-weight-complex="normal"/>
    </style:style>
    <style:style style:name="P3" style:family="paragraph" style:parent-style-name="Standard">
      <style:paragraph-properties fo:text-align="start" style:justify-single-word="false"/>
      <style:text-properties fo:font-size="22pt" fo:font-weight="bold" officeooo:rsid="0015caa6" officeooo:paragraph-rsid="0015caa6" style:font-size-asian="47.25pt" style:font-weight-asian="bold" style:font-size-complex="54pt" style:font-weight-complex="bold"/>
    </style:style>
    <style:style style:name="P4" style:family="paragraph" style:parent-style-name="Standard">
      <style:paragraph-properties fo:text-align="start" style:justify-single-word="false"/>
      <style:text-properties fo:font-size="22pt" fo:font-weight="bold" officeooo:rsid="001609fa" officeooo:paragraph-rsid="001609fa" style:font-size-asian="47.25pt" style:font-weight-asian="bold" style:font-size-complex="54pt" style:font-weight-complex="bold"/>
    </style:style>
    <style:style style:name="P5" style:family="paragraph" style:parent-style-name="Standard">
      <style:paragraph-properties fo:text-align="start" style:justify-single-word="false"/>
      <style:text-properties fo:font-size="14pt" fo:font-weight="normal" officeooo:rsid="0015caa6" officeooo:paragraph-rsid="0015caa6" style:font-size-asian="47.25pt" style:font-weight-asian="normal" style:font-size-complex="54pt" style:font-weight-complex="normal"/>
    </style:style>
    <style:style style:name="P6" style:family="paragraph" style:parent-style-name="Standard">
      <style:paragraph-properties fo:text-align="start" style:justify-single-word="false"/>
      <style:text-properties fo:font-size="14pt" fo:font-weight="normal" officeooo:rsid="001609fa" officeooo:paragraph-rsid="001609fa" style:font-size-asian="47.25pt" style:font-weight-asian="normal" style:font-size-complex="54pt" style:font-weight-complex="normal"/>
    </style:style>
    <style:style style:name="P7" style:family="paragraph" style:parent-style-name="Standard">
      <style:paragraph-properties fo:text-align="start" style:justify-single-word="false"/>
      <style:text-properties fo:font-size="14pt" fo:font-weight="bold" officeooo:rsid="0015caa6" officeooo:paragraph-rsid="0015caa6" style:font-size-asian="47.25pt" style:font-weight-asian="bold" style:font-size-complex="54pt" style:font-weight-complex="bold"/>
    </style:style>
    <style:style style:name="P8" style:family="paragraph" style:parent-style-name="Standard">
      <style:paragraph-properties fo:text-align="start" style:justify-single-word="false" fo:break-before="page"/>
      <style:text-properties fo:font-size="22pt" fo:font-weight="bold" officeooo:rsid="0015caa6" officeooo:paragraph-rsid="0015caa6" style:font-size-asian="47.25pt" style:font-weight-asian="bold" style:font-size-complex="54pt" style:font-weight-complex="bold"/>
    </style:style>
    <style:style style:name="P9" style:family="paragraph" style:parent-style-name="Standard">
      <style:paragraph-properties fo:margin-left="0.4925in" fo:margin-right="0in" fo:text-align="start" style:justify-single-word="false" fo:text-indent="0in" style:auto-text-indent="false"/>
      <style:text-properties fo:font-size="14pt" fo:font-weight="bold" officeooo:rsid="001c2a62" officeooo:paragraph-rsid="001c2a62" style:font-size-asian="47.25pt" style:font-weight-asian="bold" style:font-size-complex="54pt" style:font-weight-complex="bold"/>
    </style:style>
    <style:style style:name="P10" style:family="paragraph" style:parent-style-name="Standard">
      <style:paragraph-properties fo:margin-left="0.4925in" fo:margin-right="0in" fo:text-align="start" style:justify-single-word="false" fo:text-indent="0in" style:auto-text-indent="false"/>
      <style:text-properties fo:font-size="14pt" fo:font-weight="bold" officeooo:rsid="00211dfb" officeooo:paragraph-rsid="00211dfb" style:font-size-asian="47.25pt" style:font-weight-asian="bold" style:font-size-complex="54pt" style:font-weight-complex="bold"/>
    </style:style>
    <style:style style:name="P11" style:family="paragraph" style:parent-style-name="Standard">
      <style:paragraph-properties fo:margin-left="0.4925in" fo:margin-right="0in" fo:text-align="start" style:justify-single-word="false" fo:text-indent="0in" style:auto-text-indent="false"/>
      <style:text-properties fo:font-size="14pt" fo:font-weight="normal" officeooo:rsid="001609fa" officeooo:paragraph-rsid="001609fa" style:font-size-asian="47.25pt" style:font-weight-asian="normal" style:font-size-complex="54pt"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fo:font-size="14pt" fo:font-weight="normal" officeooo:rsid="0017b59f" officeooo:paragraph-rsid="0017b59f" style:font-size-asian="47.25pt" style:font-weight-asian="normal" style:font-size-complex="54pt"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fo:font-size="14pt" fo:font-weight="normal" officeooo:rsid="0019867a" officeooo:paragraph-rsid="0019867a" style:font-size-asian="47.25pt" style:font-weight-asian="normal" style:font-size-complex="54pt"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fo:font-size="14pt" fo:font-weight="normal" officeooo:rsid="001a37e2" officeooo:paragraph-rsid="001a37e2" style:font-size-asian="47.25pt" style:font-weight-asian="normal" style:font-size-complex="54pt"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font-name="Courier New1" fo:font-size="14pt" fo:font-weight="normal" officeooo:rsid="002212c4" officeooo:paragraph-rsid="002212c4" style:font-size-asian="47.25pt" style:font-weight-asian="normal" style:font-size-complex="54pt"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style:font-name="Liberation Serif" fo:font-size="14pt" fo:font-weight="normal" officeooo:rsid="002212c4" officeooo:paragraph-rsid="002212c4" style:font-size-asian="47.25pt" style:font-weight-asian="normal" style:font-size-complex="54pt"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font-size="14pt" fo:font-weight="bold" officeooo:rsid="001c2a62" officeooo:paragraph-rsid="001c2a62" style:font-size-asian="47.25pt" style:font-weight-asian="bold" style:font-size-complex="54pt"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size="14pt" fo:font-weight="bold" officeooo:rsid="001ffd75" officeooo:paragraph-rsid="001ffd75" style:font-size-asian="47.25pt" style:font-weight-asian="bold" style:font-size-complex="5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size="14pt" fo:font-weight="bold" officeooo:rsid="00211dfb" officeooo:paragraph-rsid="00211dfb" style:font-size-asian="47.25pt" style:font-weight-asian="bold" style:font-size-complex="54pt"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size="14pt" fo:font-weight="normal" officeooo:rsid="0017b59f" officeooo:paragraph-rsid="0017b59f" style:font-size-asian="47.25pt" style:font-weight-asian="normal" style:font-size-complex="54pt"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font-size="14pt" fo:font-weight="normal" officeooo:rsid="002212c4" officeooo:paragraph-rsid="002212c4" style:font-size-asian="47.25pt" style:font-weight-asian="normal" style:font-size-complex="54pt"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font-size="14pt" fo:font-weight="normal" officeooo:rsid="002212c4" officeooo:paragraph-rsid="003235a9" style:font-size-asian="47.25pt" style:font-weight-asian="normal" style:font-size-complex="54pt"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size="14pt" fo:font-weight="normal" officeooo:rsid="0023ff84" officeooo:paragraph-rsid="0023ff84" style:font-size-asian="47.25pt" style:font-weight-asian="normal" style:font-size-complex="54pt"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font-size="14pt" fo:font-weight="normal" officeooo:rsid="00241fd5" officeooo:paragraph-rsid="00241fd5" style:font-size-asian="47.25pt" style:font-weight-asian="normal" style:font-size-complex="54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font-size="22pt" fo:font-weight="bold" officeooo:rsid="002212c4" officeooo:paragraph-rsid="002212c4" style:font-size-asian="47.25pt" style:font-weight-asian="bold" style:font-size-complex="54pt" style:font-weight-complex="bold"/>
    </style:style>
    <style:style style:name="P26" style:family="paragraph" style:parent-style-name="Standard">
      <style:paragraph-properties fo:margin-left="0in" fo:margin-right="0in" fo:text-align="start" style:justify-single-word="false" fo:text-indent="0in" style:auto-text-indent="false"/>
      <style:text-properties fo:font-size="22pt" fo:font-weight="bold" officeooo:rsid="0023ff84" officeooo:paragraph-rsid="0023ff84" style:font-size-asian="47.25pt" style:font-weight-asian="bold" style:font-size-complex="54pt" style:font-weight-complex="bold"/>
    </style:style>
    <style:style style:name="P27"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41fd5" officeooo:paragraph-rsid="00241fd5" style:font-size-asian="47.25pt" style:font-weight-asian="normal" style:font-size-complex="54pt"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555be" officeooo:paragraph-rsid="002555be" style:font-size-asian="47.25pt" style:font-weight-asian="normal" style:font-size-complex="54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555be" officeooo:paragraph-rsid="002820b9" style:font-size-asian="47.25pt" style:font-weight-asian="normal" style:font-size-complex="54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820b9" officeooo:paragraph-rsid="002820b9" style:font-size-asian="47.25pt" style:font-weight-asian="normal" style:font-size-complex="54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912a6" officeooo:paragraph-rsid="002912a6" style:font-size-asian="47.25pt" style:font-weight-asian="normal" style:font-size-complex="54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b0bbc" officeooo:paragraph-rsid="002b0bbc" style:font-size-asian="47.25pt" style:font-weight-asian="normal" style:font-size-complex="54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ba00c" officeooo:paragraph-rsid="002ba00c" style:font-size-asian="47.25pt" style:font-weight-asian="normal" style:font-size-complex="54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ec03e" officeooo:paragraph-rsid="002ec03e" style:font-size-asian="47.25pt" style:font-weight-asian="normal" style:font-size-complex="54pt" style:font-weight-complex="normal"/>
    </style:style>
    <style:style style:name="P35"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ed7bc" officeooo:paragraph-rsid="002ed7bc" style:font-size-asian="47.25pt" style:font-weight-asian="normal" style:font-size-complex="54pt" style:font-weight-complex="normal"/>
    </style:style>
    <style:style style:name="P36"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2ef42e" officeooo:paragraph-rsid="002ef42e" style:font-size-asian="47.25pt" style:font-weight-asian="normal" style:font-size-complex="5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312d3f" officeooo:paragraph-rsid="00312d3f" style:font-size-asian="47.25pt" style:font-weight-asian="normal" style:font-size-complex="54pt" style:font-weight-complex="normal"/>
    </style:style>
    <style:style style:name="P38" style:family="paragraph" style:parent-style-name="Standard">
      <style:paragraph-properties fo:margin-left="0in" fo:margin-right="0in" fo:text-align="start" style:justify-single-word="false" fo:text-indent="0in" style:auto-text-indent="false"/>
      <style:text-properties style:font-name="Courier New1" fo:font-size="14pt" fo:font-weight="normal" officeooo:rsid="0033edfb" officeooo:paragraph-rsid="0033edfb" style:font-size-asian="47.25pt" style:font-weight-asian="normal" style:font-size-complex="54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Courier New1" fo:font-size="12pt" fo:font-weight="normal" officeooo:rsid="002b0bbc" officeooo:paragraph-rsid="002b0bbc" style:font-size-asian="12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Courier New1" fo:font-size="12pt" fo:font-weight="normal" officeooo:rsid="002d79ec" officeooo:paragraph-rsid="002d79ec" style:font-size-asian="47.25pt" style:font-weight-asian="normal" style:font-size-complex="54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212c4" officeooo:paragraph-rsid="002212c4" style:font-size-asian="47.25pt" style:font-weight-asian="normal" style:font-size-complex="54pt" style:font-weight-complex="normal"/>
    </style:style>
    <style:style style:name="P42"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41fd5" officeooo:paragraph-rsid="00277e3d" style:font-size-asian="47.25pt" style:font-weight-asian="normal" style:font-size-complex="54pt" style:font-weight-complex="normal"/>
    </style:style>
    <style:style style:name="P43"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555be" officeooo:paragraph-rsid="002555be" style:font-size-asian="47.25pt" style:font-weight-asian="normal" style:font-size-complex="54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555be" officeooo:paragraph-rsid="002820b9" style:font-size-asian="47.25pt" style:font-weight-asian="normal" style:font-size-complex="54pt" style:font-weight-complex="normal"/>
    </style:style>
    <style:style style:name="P45"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912a6" officeooo:paragraph-rsid="002912a6" style:font-size-asian="47.25pt" style:font-weight-asian="normal" style:font-size-complex="54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b0bbc" officeooo:paragraph-rsid="002b0bbc" style:font-size-asian="47.25pt" style:font-weight-asian="normal" style:font-size-complex="54pt" style:font-weight-complex="normal"/>
    </style:style>
    <style:style style:name="P47"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ba00c" officeooo:paragraph-rsid="002ba00c" style:font-size-asian="47.25pt" style:font-weight-asian="normal" style:font-size-complex="54pt" style:font-weight-complex="normal"/>
    </style:style>
    <style:style style:name="P48"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d79ec" officeooo:paragraph-rsid="002d79ec" style:font-size-asian="47.25pt" style:font-weight-asian="normal" style:font-size-complex="54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ec03e" officeooo:paragraph-rsid="002ec03e" style:font-size-asian="47.25pt" style:font-weight-asian="normal" style:font-size-complex="54pt" style:font-weight-complex="normal"/>
    </style:style>
    <style:style style:name="P50"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2ed7bc" officeooo:paragraph-rsid="002ed7bc" style:font-size-asian="47.25pt" style:font-weight-asian="normal" style:font-size-complex="54pt" style:font-weight-complex="normal"/>
    </style:style>
    <style:style style:name="P51"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312d3f" officeooo:paragraph-rsid="00312d3f" style:font-size-asian="47.25pt" style:font-weight-asian="normal" style:font-size-complex="54pt" style:font-weight-complex="normal"/>
    </style:style>
    <style:style style:name="P52" style:family="paragraph" style:parent-style-name="Standard">
      <style:paragraph-properties fo:margin-left="0in" fo:margin-right="0in" fo:text-align="start" style:justify-single-word="false" fo:text-indent="0in" style:auto-text-indent="false"/>
      <style:text-properties style:font-name="Liberation Serif" fo:font-size="14pt" fo:font-weight="normal" officeooo:rsid="003235a9" officeooo:paragraph-rsid="003235a9" style:font-size-asian="47.25pt" style:font-weight-asian="normal" style:font-size-complex="5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9867a" style:font-weight-asian="normal" style:font-weight-complex="normal"/>
    </style:style>
    <style:style style:name="T3" style:family="text">
      <style:text-properties fo:font-weight="normal" officeooo:rsid="001c2a62" style:font-weight-asian="normal" style:font-weight-complex="normal"/>
    </style:style>
    <style:style style:name="T4" style:family="text">
      <style:text-properties officeooo:rsid="0017b59f"/>
    </style:style>
    <style:style style:name="T5" style:family="text">
      <style:text-properties officeooo:rsid="0019867a"/>
    </style:style>
    <style:style style:name="T6" style:family="text">
      <style:text-properties fo:font-weight="bold" style:font-weight-asian="bold" style:font-weight-complex="bold"/>
    </style:style>
    <style:style style:name="T7" style:family="text">
      <style:text-properties fo:font-weight="bold" officeooo:rsid="0019867a" style:font-weight-asian="bold" style:font-weight-complex="bold"/>
    </style:style>
    <style:style style:name="T8" style:family="text">
      <style:text-properties fo:font-weight="bold" officeooo:rsid="001c2a62" style:font-weight-asian="bold" style:font-weight-complex="bold"/>
    </style:style>
    <style:style style:name="T9" style:family="text">
      <style:text-properties officeooo:rsid="001c2a62"/>
    </style:style>
    <style:style style:name="T10" style:family="text">
      <style:text-properties officeooo:rsid="001e02c8"/>
    </style:style>
    <style:style style:name="T11" style:family="text">
      <style:text-properties style:font-name="Courier New1"/>
    </style:style>
    <style:style style:name="T12" style:family="text">
      <style:text-properties style:font-name="Courier New1" officeooo:rsid="002820b9"/>
    </style:style>
    <style:style style:name="T13" style:family="text">
      <style:text-properties officeooo:rsid="002820b9"/>
    </style:style>
    <style:style style:name="T14" style:family="text">
      <style:text-properties officeooo:rsid="002ba00c"/>
    </style:style>
    <style:style style:name="T15" style:family="text">
      <style:text-properties officeooo:rsid="002ed7bc"/>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S LAB 2</text:p>
      <text:p text:style-name="P2">Multi-Threaded Matrix Multiplication</text:p>
      <text:p text:style-name="P2"/>
      <text:p text:style-name="P2"/>
      <text:p text:style-name="P2"/>
      <text:p text:style-name="P2">Made By:</text:p>
      <text:p text:style-name="P2">Mohamed Ramadan Mohamed</text:p>
      <text:p text:style-name="P8">Problem Statement:</text:p>
      <text:p text:style-name="P5"><text:tab/></text:p>
      <text:p text:style-name="P5"><text:tab/>Implement a multi-threaded matrix multiplication using POSIX library threads interface. Using two methods: thread for each cell and thread for each row and compare time used.</text:p>
      <text:p text:style-name="P5"/>
      <text:p text:style-name="P3">Code Organization:</text:p>
      <text:p text:style-name="P7"><text:tab/><text:span text:style-name="T1">program is divided into </text:span><text:span text:style-name="T3">four</text:span><text:span text:style-name="T1"> main </text:span><text:span text:style-name="T3">groups</text:span><text:span text:style-name="T1">: 1- reading matrices from file. 2-launching threads for multiplication. 3-operating on matrices in each thread.</text:span><text:span text:style-name="T2">4-some additional functions.</text:span></text:p>
      <text:p text:style-name="P7"/>
      <text:p text:style-name="P4">Main Functions:</text:p>
      <text:p text:style-name="P6"/>
      <text:p text:style-name="P6"><text:span text:style-name="T4">F</text:span>or <text:span text:style-name="T10">group</text:span> 1:</text:p>
      <text:p text:style-name="P11"/>
      <text:p text:style-name="P11"><text:span text:style-name="T6">readMat()</text:span>: this function is main function which is called by main to read everything from files. It opens the files and first reads the sizes for the two input matrices and validates that they can by multiplied. then allocates memory for both matrices and the two matrices for each method using <text:span text:style-name="T6">reserveMatrices()</text:span> which allocates each matrix using <text:span text:style-name="T6">reserveMatrixSize()</text:span>. Then it stores matrix elements from the file using load method for each matrix.</text:p>
      <text:p text:style-name="P11"/>
      <text:p text:style-name="P20">For <text:span text:style-name="T10">group</text:span> 2:</text:p>
      <text:p text:style-name="P12"/>
      <text:p text:style-name="P12"><text:span text:style-name="T6">execCell()</text:span>: a warp for <text:span text:style-name="T6">startCellMethod</text:span><text:span text:style-name="T7">()</text:span> to calculate time and print<text:span text:style-name="T5">ing</text:span> out information.</text:p>
      <text:p text:style-name="P12"><text:span text:style-name="T6">execRow()</text:span>: <text:span text:style-name="T5">the same as </text:span><text:span text:style-name="T7">execCell </text:span><text:span text:style-name="T5">for </text:span><text:span text:style-name="T7">startRowMethod()</text:span><text:span text:style-name="T5">.</text:span></text:p>
      <text:p text:style-name="P13"><text:span text:style-name="T6">startCellMethod()</text:span>: this function loops N*M time and for every element in the resultant matrix it generate a thread to calculate its value.</text:p>
      <text:p text:style-name="P13"><text:span text:style-name="T6">startRowMethod()</text:span>: this function loops N time for every row in the resultant matrix and generate a thread to calculate a row in it.</text:p>
      <text:p text:style-name="P18"/>
      <text:p text:style-name="P18"><text:span text:style-name="T1">For group 3:</text:span></text:p>
      <text:p text:style-name="P18"><text:span text:style-name="T1"/></text:p>
      <text:p text:style-name="P14"><text:span text:style-name="T8">c</text:span><text:span text:style-name="T6">alc</text:span><text:span text:style-name="T8">Cell</text:span><text:span text:style-name="T6">()</text:span>: <text:span text:style-name="T9">this function is used per thread in method 1 which takes the position of the cell to be calculated and calculates it then returns.</text:span></text:p>
      <text:p text:style-name="P9">calcRow(): <text:span text:style-name="T1">this function is used per thread in method 2. it takes the row it will generate and calculate it then returns it.</text:span></text:p>
      <text:p text:style-name="P17"/>
      <text:p text:style-name="P19"><text:soft-page-break/><text:span text:style-name="T1">For group 4:</text:span></text:p>
      <text:p text:style-name="P10">printOutput(): <text:span text:style-name="T1">this function prints the desired matrix to the desired buffer.</text:span></text:p>
      <text:p text:style-name="P10">PrintTime(): <text:span text:style-name="T1">this function prints the time difference between curTime1 and curTime2.</text:span></text:p>
      <text:p text:style-name="P10"/>
      <text:p text:style-name="P25">Independence:</text:p>
      <text:p text:style-name="P21"/>
      <text:p text:style-name="P21">this code generated threads is independent which means that every thread operats on different isolated set of data so there's no need for access control like semaphore or mutex.</text:p>
      <text:p text:style-name="P21"/>
      <text:p text:style-name="P26">Compiling Code:</text:p>
      <text:p text:style-name="P23">1: open terminal using ctrl+alt+t.</text:p>
      <text:p text:style-name="P23">2: change current working directory using “cd”.</text:p>
      <text:p text:style-name="P23">3: type make clean.</text:p>
      <text:p text:style-name="P23">4: type make</text:p>
      <text:p text:style-name="P23">.. you're ready to run the program using ./matMultp</text:p>
      <text:p text:style-name="P25">Sample Runs:</text:p>
      <text:p text:style-name="P21"/>
      <text:p text:style-name="P21">1:</text:p>
      <text:p text:style-name="P21">asmall:</text:p>
      <text:p text:style-name="P15">row=1 col=1</text:p>
      <text:p text:style-name="P15">1</text:p>
      <text:p text:style-name="P41">bsmall:</text:p>
      <text:p text:style-name="P16">row=1 col=2</text:p>
      <text:p text:style-name="P16">1 2</text:p>
      <text:p text:style-name="P23">command:<text:span text:style-name="T11">./matMultp asmall bsmall smallOut</text:span></text:p>
      <text:p text:style-name="P21"/>
      <text:p text:style-name="P24">smallOut_1:</text:p>
      <text:p text:style-name="P24"/>
      <text:p text:style-name="P27">1.000000<text:tab/>2.000000<text:tab/></text:p>
      <text:p text:style-name="P27"/>
      <text:p text:style-name="P42">smallOut_2:</text:p>
      <text:p text:style-name="P42"><text:span text:style-name="T11"></text:span></text:p>
      <text:p text:style-name="P27">1.000000<text:tab/>2.000000<text:tab/></text:p>
      <text:p text:style-name="P43">stdout:</text:p>
      <text:p text:style-name="P28">------- ROW Method -------</text:p>
      <text:p text:style-name="P28">Seconds taken: 0</text:p>
      <text:p text:style-name="P28">Microseconds taken: 293</text:p>
      <text:p text:style-name="P28"><text:soft-page-break/></text:p>
      <text:p text:style-name="P28">number of threads is: 1</text:p>
      <text:p text:style-name="P28">------- Cell Method -------</text:p>
      <text:p text:style-name="P28">Seconds taken: 0</text:p>
      <text:p text:style-name="P28">Microseconds taken: 137</text:p>
      <text:p text:style-name="P28"></text:p>
      <text:p text:style-name="P28">number of threads is: 2</text:p>
      <text:p text:style-name="P28"/>
      <text:p text:style-name="P43">2:</text:p>
      <text:p text:style-name="P43">a_medium:</text:p>
      <text:p text:style-name="P30">row=2 col=3</text:p>
      <text:p text:style-name="P30">1 2 3</text:p>
      <text:p text:style-name="P30">4 5 6</text:p>
      <text:p text:style-name="P30"/>
      <text:p text:style-name="P43">b_medium:</text:p>
      <text:p text:style-name="P30">row=3 col=2</text:p>
      <text:p text:style-name="P30">10 0.5</text:p>
      <text:p text:style-name="P30">7 2.56</text:p>
      <text:p text:style-name="P30">0.10 33</text:p>
      <text:p text:style-name="P30"/>
      <text:p text:style-name="P44"><text:span text:style-name="T13">terminal:</text:span></text:p>
      <text:p text:style-name="P29"><text:span text:style-name="T13">./matMultp a_medium b_medium medium_out</text:span></text:p>
      <text:p text:style-name="P29"><text:span text:style-name="T13">------- ROW Method -------</text:span></text:p>
      <text:p text:style-name="P29"><text:span text:style-name="T13">Seconds taken: 0</text:span></text:p>
      <text:p text:style-name="P29"><text:span text:style-name="T13">Microseconds taken: 285</text:span></text:p>
      <text:p text:style-name="P29"><text:span text:style-name="T13"></text:span></text:p>
      <text:p text:style-name="P29"><text:span text:style-name="T13">number of threads is: 2</text:span></text:p>
      <text:p text:style-name="P29"><text:span text:style-name="T13">------- Cell Method -------</text:span></text:p>
      <text:p text:style-name="P29"><text:span text:style-name="T13">Seconds taken: 0</text:span></text:p>
      <text:p text:style-name="P29"><text:span text:style-name="T13">Microseconds taken: 655</text:span></text:p>
      <text:p text:style-name="P29"><text:span text:style-name="T13"></text:span></text:p>
      <text:p text:style-name="P44"><text:span text:style-name="T12">number of threads is: 4</text:span> </text:p>
      <text:p text:style-name="P43"/>
      <text:p text:style-name="P43">medium_out_1:</text:p>
      <text:p text:style-name="P31">24.300000<text:tab/>104.620000<text:tab/></text:p>
      <text:p text:style-name="P31">75.600000<text:tab/>212.800000<text:tab/></text:p>
      <text:p text:style-name="P45"/>
      <text:p text:style-name="P43">medium_out_2:</text:p>
      <text:p text:style-name="P31">24.300000<text:tab/>104.620000<text:tab/></text:p>
      <text:p text:style-name="P31">75.600000<text:tab/>212.800000<text:tab/></text:p>
      <text:p text:style-name="P43"/>
      <text:p text:style-name="P46"><text:soft-page-break/>3:</text:p>
      <text:p text:style-name="P46">a_big:</text:p>
      <text:p text:style-name="P32">row=5 col=4</text:p>
      <text:p text:style-name="P32"><text:s text:c="3"/>58.15960 <text:s text:c="2"/>26.72065 <text:s text:c="2"/>53.95446 <text:s text:c="2"/>42.57443</text:p>
      <text:p text:style-name="P32"><text:s text:c="4"/>1.82073 <text:s text:c="3"/>4.78339 <text:s text:c="2"/>27.66555 <text:s text:c="3"/>2.29948</text:p>
      <text:p text:style-name="P32"><text:s text:c="3"/>51.39746 <text:s text:c="2"/>44.07195 <text:s text:c="2"/>18.60176 <text:s text:c="2"/>48.86262</text:p>
      <text:p text:style-name="P32"><text:s text:c="3"/>29.79471 <text:s text:c="2"/>35.23627 <text:s text:c="2"/>16.51298 <text:s text:c="2"/>16.46449</text:p>
      <text:p text:style-name="P32"><text:s text:c="4"/>2.38234 <text:s text:c="2"/>39.49413 <text:s text:c="3"/>3.78693 <text:s text:c="3"/>0.50456</text:p>
      <text:p text:style-name="P46"/>
      <text:p text:style-name="P46">b_big:</text:p>
      <text:p text:style-name="P39">row=4 col=6</text:p>
      <text:p text:style-name="P39"><text:s text:c="3"/>2.121509 <text:s text:c="2"/>1.717915 <text:s text:c="2"/>0.831141 <text:s text:c="2"/>0.791756 <text:s text:c="2"/>2.774805 <text:s text:c="2"/>3.310781</text:p>
      <text:p text:style-name="P39"><text:s text:c="3"/>2.358186 <text:s text:c="2"/>2.420850 <text:s text:c="2"/>5.581477 <text:s text:c="2"/>1.853777 <text:s text:c="2"/>5.954566 <text:s text:c="2"/>2.213915</text:p>
      <text:p text:style-name="P39"><text:s text:c="3"/>3.291562 <text:s text:c="2"/>4.354664 <text:s text:c="2"/>0.094657 <text:s text:c="2"/>1.745592 <text:s text:c="2"/>4.096855 <text:s text:c="2"/>0.974498</text:p>
      <text:p text:style-name="P39"><text:s text:c="3"/>5.677537 <text:s text:c="2"/>0.834988 <text:s text:c="2"/>2.812907 <text:s text:c="2"/>5.883498 <text:s text:c="2"/>0.665569 <text:s text:c="2"/>2.162273</text:p>
      <text:p text:style-name="P46"/>
      <text:p text:style-name="P46">terminal:</text:p>
      <text:p text:style-name="P33">------- ROW Method -------</text:p>
      <text:p text:style-name="P33">Seconds taken: 0</text:p>
      <text:p text:style-name="P33">Microseconds taken: 518</text:p>
      <text:p text:style-name="P33"></text:p>
      <text:p text:style-name="P33">number of threads is: 5</text:p>
      <text:p text:style-name="P33">------- Cell Method -------</text:p>
      <text:p text:style-name="P33">Seconds taken: 0</text:p>
      <text:p text:style-name="P33">Microseconds taken: 1599</text:p>
      <text:p text:style-name="P33"></text:p>
      <text:p text:style-name="P33">number of threads is: 30</text:p>
      <text:p text:style-name="P47"/>
      <text:p text:style-name="P46">big_<text:span text:style-name="T14">out</text:span>_1:</text:p>
      <text:p text:style-name="P40">605.710729<text:tab/>435.102618<text:tab/>322.344601<text:tab/>440.251386<text:tab/>569.871243<text:tab/>396.347000<text:tab/></text:p>
      <text:p text:style-name="P40">119.261074<text:tab/>137.101942<text:tab/>37.298626<text:tab/>72.130661<text:tab/>148.407392<text:tab/>48.550184<text:tab/></text:p>
      <text:p text:style-name="P40">551.618209<text:tab/>316.792164<text:tab/>427.911904<text:tab/>442.348025<text:tab/>513.777423<text:tab/>391.518987<text:tab/></text:p>
      <text:p text:style-name="P40">294.134673<text:tab/>222.142635<text:tab/>269.310184<text:tab/>214.604047<text:tab/>371.100744<text:tab/>228.346455<text:tab/></text:p>
      <text:p text:style-name="P40">113.518233<text:tab/>116.614132<text:tab/>224.193378<text:tab/>84.678554<text:tab/>257.631255<text:tab/>100.105405<text:tab/></text:p>
      <text:p text:style-name="P48"/>
      <text:p text:style-name="P46">big_<text:span text:style-name="T14">out</text:span>_2:</text:p>
      <text:p text:style-name="P40">605.710729<text:tab/>435.102618<text:tab/>322.344601<text:tab/>440.251386<text:tab/>569.871243<text:tab/>396.347000<text:tab/></text:p>
      <text:p text:style-name="P40">119.261074<text:tab/>137.101942<text:tab/>37.298626<text:tab/>72.130661<text:tab/>148.407392<text:soft-page-break/><text:tab/>48.550184<text:tab/></text:p>
      <text:p text:style-name="P40">551.618209<text:tab/>316.792164<text:tab/>427.911904<text:tab/>442.348025<text:tab/>513.777423<text:tab/>391.518987<text:tab/></text:p>
      <text:p text:style-name="P40">294.134673<text:tab/>222.142635<text:tab/>269.310184<text:tab/>214.604047<text:tab/>371.100744<text:tab/>228.346455<text:tab/></text:p>
      <text:p text:style-name="P40">113.518233<text:tab/>116.614132<text:tab/>224.193378<text:tab/>84.678554<text:tab/>257.631255<text:tab/>100.105405<text:tab/></text:p>
      <text:p text:style-name="P43"/>
      <text:p text:style-name="P49">4:</text:p>
      <text:p text:style-name="P49">a.txt:</text:p>
      <text:p text:style-name="P34">row=100 col=101</text:p>
      <text:p text:style-name="P34">…</text:p>
      <text:p text:style-name="P34"/>
      <text:p text:style-name="P49">b.txt:</text:p>
      <text:p text:style-name="P34">row=101 col=100</text:p>
      <text:p text:style-name="P34">…</text:p>
      <text:p text:style-name="P49"/>
      <text:p text:style-name="P49">terminal:</text:p>
      <text:p text:style-name="P34">./matMultp</text:p>
      <text:p text:style-name="P38">------- ROW Method -------</text:p>
      <text:p text:style-name="P38">Microseconds taken: 8216</text:p>
      <text:p text:style-name="P38"></text:p>
      <text:p text:style-name="P38">number of threads is: 100</text:p>
      <text:p text:style-name="P38">------- Cell Method -------</text:p>
      <text:p text:style-name="P38">Microseconds taken: 147603</text:p>
      <text:p text:style-name="P38"></text:p>
      <text:p text:style-name="P38">number of threads is: 10000</text:p>
      <text:p text:style-name="P50"/>
      <text:p text:style-name="P50">using diff for c_1 and c_2:</text:p>
      <text:p text:style-name="P35">diff c_1 c_2 </text:p>
      <text:p text:style-name="P50">outputs no differences between two files</text:p>
      <text:p text:style-name="P49"/>
      <text:p text:style-name="P49">5: <text:span text:style-name="T15">massive files</text:span></text:p>
      <text:p text:style-name="P50">a1.in:</text:p>
      <text:p text:style-name="P36">row=10000 col=1001</text:p>
      <text:p text:style-name="P36">…</text:p>
      <text:p text:style-name="P36"/>
      <text:p text:style-name="P50">a2.in:</text:p>
      <text:p text:style-name="P36">row=1001 col=1000</text:p>
      <text:p text:style-name="P36">…</text:p>
      <text:p text:style-name="P36"/>
      <text:p text:style-name="P51">terminal:</text:p>
      <text:p text:style-name="P37"><text:soft-page-break/>------- ROW Method -------</text:p>
      <text:p text:style-name="P37">Seconds taken: 20</text:p>
      <text:p text:style-name="P37">Microseconds taken: 581080</text:p>
      <text:p text:style-name="P37"></text:p>
      <text:p text:style-name="P37">number of threads is: 10000</text:p>
      <text:p text:style-name="P37">------- Cell Method -------</text:p>
      <text:p text:style-name="P37">cell thread creation error: Cannot allocate memory</text:p>
      <text:p text:style-name="P52"/>
      <text:p text:style-name="P22"/>
      <text:p text:style-name="P25">Comparison Between Times:</text:p>
      <text:p text:style-name="P25"/>
      <text:p text:style-name="P25"/>
      <text:p text:style-name="P25"><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1" svg:font-family="'Courier New'" style:font-family-generic="modern" style:font-pitch="fixed"/>
    <style:font-face style:name="Ubuntu" svg:font-family="Ubuntu"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51pt double #000000" style:border-line-width="0.002in 0.002in 0.0035in" fo:padding="0.0402in" style:shadow="#808080 0.0701in 0.070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19:58:03.564095358</meta:creation-date>
    <dc:date>2015-10-31T01:07:32.109969165</dc:date>
    <meta:editing-duration>PT2H23M24S</meta:editing-duration>
    <meta:editing-cycles>25</meta:editing-cycles>
    <meta:generator>LibreOffice/4.2.8.2$Linux_X86_64 LibreOffice_project/420m0$Build-2</meta:generator>
    <meta:document-statistic meta:table-count="0" meta:image-count="0" meta:object-count="1" meta:page-count="7" meta:paragraph-count="157" meta:word-count="697" meta:character-count="4951" meta:non-whitespace-character-count="42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2.855cm" svg:y="3.951cm" style:legend-expansion="high" chart:style-name="ch2"/>
        <chart:plot-area chart:style-name="ch3" chart:data-source-has-labels="both" svg:x="0.319cm" svg:y="0.179cm" svg:width="12.217cm" svg:height="8.641cm">
          <chartooo:coordinate-region svg:x="1.166cm" svg:y="0.379cm" svg:width="10.522cm" svg:height="7.794cm"/>
          <chart:axis chart:dimension="x" chart:name="primary-x" chart:style-name="ch4" chartooo:axis-type="auto">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scatter">
            <chart:data-point chart:repeated="4"/>
          </chart:series>
          <chart:series chart:style-name="ch8" chart:values-cell-range-address="local-table.$C$2:.$C$5" chart:label-cell-address="local-table.$C$1" chart:class="chart:scatte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owMethod</text:p>
              </table:table-cell>
              <table:table-cell office:value-type="string">
                <text:p>cellMethod</text:p>
              </table:table-cell>
            </table:table-row>
          </table:table-header-rows>
          <table:table-rows>
            <table:table-row>
              <table:table-cell office:value-type="string">
                <text:p>1 x 2</text:p>
              </table:table-cell>
              <table:table-cell office:value-type="float" office:value="293">
                <text:p>293</text:p>
              </table:table-cell>
              <table:table-cell office:value-type="float" office:value="137">
                <text:p>137</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